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italic" fo:font-weight="bold" officeooo:rsid="0002f520" officeooo:paragraph-rsid="0002f520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text-properties fo:font-style="italic" officeooo:rsid="0002f520" officeooo:paragraph-rsid="0002f520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:</text:p>
      <text:p text:style-name="P2"/>
      <text:p text:style-name="P2">from collections import Counter</text:p>
      <text:p text:style-name="P2">from nltk.util import ngrams</text:p>
      <text:p text:style-name="P2"/>
      <text:p text:style-name="P2"/>
      <text:p text:style-name="P2">text = """</text:p>
      <text:p text:style-name="P2">Speech recognition system helps users type faster.</text:p>
      <text:p text:style-name="P2">speech recognition models predict the next word.</text:p>
      <text:p text:style-name="P2">predictive text systems use language modes.</text:p>
      <text:p text:style-name="P2">speech recognition and predictive text are important.</text:p>
      <text:p text:style-name="P2">"""</text:p>
      <text:p text:style-name="P2"/>
      <text:p text:style-name="P2"/>
      <text:p text:style-name="P2">tokens = text.lower().split()</text:p>
      <text:p text:style-name="P2"/>
      <text:p text:style-name="P2"/>
      <text:p text:style-name="P2">ug = Counter(tokens)</text:p>
      <text:p text:style-name="P2">bg = Counter(ngrams(tokens, 2))</text:p>
      <text:p text:style-name="P2">tg = Counter(ngrams(tokens, 3))</text:p>
      <text:p text:style-name="P2"/>
      <text:p text:style-name="P2">V = len(ug)</text:p>
      <text:p text:style-name="P2">k = 1</text:p>
      <text:p text:style-name="P2"/>
      <text:p text:style-name="P2">context = ["speech", "recognition"]</text:p>
      <text:p text:style-name="P2"/>
      <text:p text:style-name="P2">nextwords = set(tokens)</text:p>
      <text:p text:style-name="P2"/>
      <text:p text:style-name="P2">scores = {}</text:p>
      <text:p text:style-name="P2"/>
      <text:p text:style-name="P2">for word in nextwords:</text:p>
      <text:p text:style-name="P2"><text:s text:c="4"/></text:p>
      <text:p text:style-name="P2"><text:s text:c="4"/>laplace = (bg[(context[1], word)] + 1) / (ug[context[1]] + V)</text:p>
      <text:p text:style-name="P2"/>
      <text:p text:style-name="P2"><text:s text:c="4"/></text:p>
      <text:p text:style-name="P2"><text:s text:c="4"/>addk = (bg[(context[1], word)] + k) / (ug[context[1]] + k * V)</text:p>
      <text:p text:style-name="P2"/>
      <text:p text:style-name="P2"><text:s text:c="4"/></text:p>
      <text:p text:style-name="P2"><text:s text:c="4"/>if bg[(context[0], context[1])] &gt; 0 and tg[(context[0], context[1], word)] &gt; 0:</text:p>
      <text:p text:style-name="P2"><text:s text:c="8"/>backoff = tg[(context[0], context[1], word)] / bg[(context[0], context[1])]</text:p>
      <text:p text:style-name="P2"><text:s text:c="4"/>elif bg[(context[1], word)] &gt; 0:</text:p>
      <text:p text:style-name="P2"><text:s text:c="8"/>backoff = bg[(context[1], word)] / ug[context[1]]</text:p>
      <text:p text:style-name="P2"><text:s text:c="4"/>else:</text:p>
      <text:p text:style-name="P2"><text:s text:c="8"/>backoff = ug[word] / sum(ug.values())</text:p>
      <text:p text:style-name="P2"/>
      <text:p text:style-name="P2"><text:s text:c="4"/></text:p>
      <text:p text:style-name="P2"><text:s text:c="4"/>i1, i2, i3 = 0.5, 0.3, 0.2</text:p>
      <text:p text:style-name="P2"/>
      <text:p text:style-name="P2"><text:s text:c="3"/></text:p>
      <text:p text:style-name="P2"><text:s text:c="4"/>if bg[(context[0], context[1])] &gt; 0:</text:p>
      <text:p text:style-name="P2"><text:s text:c="8"/>tri = tg[(context[0], context[1], word)] / bg[(context[0], context[1])]</text:p>
      <text:p text:style-name="P2"><text:s text:c="4"/>else:</text:p>
      <text:p text:style-name="P2"><text:soft-page-break/><text:s text:c="8"/>tri = 0</text:p>
      <text:p text:style-name="P2"/>
      <text:p text:style-name="P2"><text:s text:c="4"/></text:p>
      <text:p text:style-name="P2"><text:s text:c="4"/>if ug[context[1]] &gt; 0:</text:p>
      <text:p text:style-name="P2"><text:s text:c="8"/>bi = bg[(context[1], word)] / ug[context[1]]</text:p>
      <text:p text:style-name="P2"><text:s text:c="4"/>else:</text:p>
      <text:p text:style-name="P2"><text:s text:c="8"/>bi = 0</text:p>
      <text:p text:style-name="P2"/>
      <text:p text:style-name="P2"><text:s text:c="4"/></text:p>
      <text:p text:style-name="P2"><text:s text:c="4"/>uni = ug[word] / sum(ug.values())</text:p>
      <text:p text:style-name="P2"/>
      <text:p text:style-name="P2"><text:s text:c="2"/></text:p>
      <text:p text:style-name="P2"><text:s text:c="4"/>interp = i1 * tri + i2 * bi + i3 * uni</text:p>
      <text:p text:style-name="P2"/>
      <text:p text:style-name="P2"><text:s text:c="4"/></text:p>
      <text:p text:style-name="P2"><text:s text:c="4"/>scores[word] = (laplace + addk + backoff + interp) / 4</text:p>
      <text:p text:style-name="P2"/>
      <text:p text:style-name="P2"/>
      <text:p text:style-name="P2">suggestions = sorted(scores.items(), key=lambda x: x[1], reverse=True)[:3]</text:p>
      <text:p text:style-name="P2"/>
      <text:p text:style-name="P2">print("Input:", " ".join(context))</text:p>
      <text:p text:style-name="P2">print("Next word suggestions:")</text:p>
      <text:p text:style-name="P2">for w, p in suggestions:</text:p>
      <text:p text:style-name="P2"><text:s text:c="4"/>print(w)</text:p>
      <text:p text:style-name="P2"/>
      <text:p text:style-name="P1">Output :</text:p>
      <text:p text:style-name="P2"/>
      <text:p text:style-name="P2">Input: speech recognition</text:p>
      <text:p text:style-name="P2">Next word suggestions:</text:p>
      <text:p text:style-name="P2">models</text:p>
      <text:p text:style-name="P2">and</text:p>
      <text:p text:style-name="P2">syste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6:15:47.020082712</meta:creation-date>
    <dc:date>2026-02-10T16:17:30.243427674</dc:date>
    <meta:editing-duration>PT1M46S</meta:editing-duration>
    <meta:editing-cycles>1</meta:editing-cycles>
    <meta:document-statistic meta:table-count="0" meta:image-count="0" meta:object-count="0" meta:page-count="2" meta:paragraph-count="59" meta:word-count="230" meta:character-count="1623" meta:non-whitespace-character-count="1298"/>
    <meta:generator>LibreOffice/7.3.7.2$Linux_X86_64 LibreOffice_project/30$Build-2</meta:generator>
  </office:meta>
</office:document-meta>
</file>